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309cm" fo:min-width="3.87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3.56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4.07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97cm" svg:height="0.962cm" svg:x="12.013cm" svg:y="1.375cm">
          <draw:text-box>
            <text:p>&gt;800px dim. </text:p>
          </draw:text-box>
        </draw:frame>
        <draw:custom-shape draw:style-name="gr2" draw:text-style-name="P3" draw:layer="layout" svg:width="5.08cm" svg:height="5.334cm" svg:x="5.08cm" svg:y="1.016cm">
          <text:p text:style-name="P2">Microscopy</text:p>
          <text:p text:style-name="P2"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526cm" svg:y="1.016cm">
          <text:p text:style-name="P2">Overlapping</text:p>
          <text:p text:style-name="P2">image chunk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5" draw:layer="layout" svg:width="5.08cm" svg:height="3.81cm" svg:x="11.43cm" svg:y="7.874cm">
          <text:p text:style-name="P4"><text:span text:style-name="T1">Detectron</text:span></text:p>
          <text:p text:style-name="P4"><text:span text:style-name="T2">Generate </text:span><text:span text:style-name="T2"><text:line-break/></text:span><text:span text:style-name="T2">seg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6" draw:layer="layout" svg:x1="10.26cm" svg:y1="3.81cm" svg:x2="17.372cm" svg:y2="3.81cm">
          <text:p/>
        </draw:line>
        <draw:line draw:style-name="gr4" draw:text-style-name="P6" draw:layer="layout" svg:x1="7.366cm" svg:y1="6.096cm" svg:x2="11.43cm" svg:y2="9.652cm">
          <text:p/>
        </draw:line>
        <draw:line draw:style-name="gr4" draw:text-style-name="P6" draw:layer="layout" svg:x1="11.43cm" svg:y1="9.652cm" svg:x2="7.874cm" svg:y2="13.208cm">
          <text:p/>
        </draw:line>
        <draw:custom-shape draw:style-name="gr2" draw:text-style-name="P3" draw:layer="layout" svg:width="5.08cm" svg:height="5.334cm" svg:x="5.08cm" svg:y="13.208cm">
          <text:p text:style-name="P2">Segmented<text:line-break/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78cm" svg:y="12.954cm">
          <text:p text:style-name="P2">Segmented<text:line-break/>image</text:p>
          <text:p text:style-name="P2">chun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6" draw:layer="layout" svg:x1="20.63cm" svg:y1="6.096cm" svg:x2="16.566cm" svg:y2="9.652cm">
          <text:p/>
        </draw:line>
        <draw:line draw:style-name="gr4" draw:text-style-name="P6" draw:layer="layout" svg:x1="16.575cm" svg:y1="9.552cm" svg:x2="20.131cm" svg:y2="13.108cm">
          <text:p/>
        </draw:line>
        <draw:line draw:style-name="gr4" draw:text-style-name="P6" draw:layer="layout" svg:x1="17.78cm" svg:y1="15.748cm" svg:x2="10.16cm" svg:y2="15.748cm">
          <text:p/>
        </draw:line>
        <draw:custom-shape draw:style-name="gr5" draw:text-style-name="P3" draw:layer="layout" svg:width="4.572cm" svg:height="2.54cm" svg:x="11.684cm" svg:y="2.54cm">
          <text:p text:style-name="P2">Crop chu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572cm" svg:height="2.54cm" svg:x="11.684cm" svg:y="14.478cm">
          <text:p text:style-name="P2">Assemble<text:line-break/>chunk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40:05.173987660</meta:creation-date>
    <dc:date>2018-03-13T09:58:24.830874216</dc:date>
    <meta:editing-duration>PT7M8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